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354" officeooo:paragraph-rsid="000f1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basicos do Git</text:p>
      <text:p text:style-name="P1"/>
      <text:p text:style-name="P1">git add . Ou git add -a – incluir os arquivos para serem comitados</text:p>
      <text:p text:style-name="P1"/>
      <text:p text:style-name="P1">git commit -m “mensagem” – Comitando os arquivos</text:p>
      <text:p text:style-name="P1"/>
      <text:p text:style-name="P1">git pull origin main ou <text:s/>master – Atualizar os arquivos do repositorio github para o local</text:p>
      <text:p text:style-name="P1"/>
      <text:p text:style-name="P1">git push origin main ou master – Enviar os arquivos local para o github</text:p>
      <text:p text:style-name="P1"/>
      <text:p text:style-name="P1">git status - <text:s/>verifcar o status do gi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38:21.775511050</meta:creation-date>
    <dc:date>2022-10-06T16:42:31.059814543</dc:date>
    <meta:editing-duration>PT4M10S</meta:editing-duration>
    <meta:editing-cycles>1</meta:editing-cycles>
    <meta:document-statistic meta:table-count="0" meta:image-count="0" meta:object-count="0" meta:page-count="1" meta:paragraph-count="6" meta:word-count="60" meta:character-count="336" meta:non-whitespace-character-count="276"/>
    <meta:generator>LibreOffice/7.3.6.2$Linux_X86_64 LibreOffice_project/30$Build-2</meta:generator>
  </office:meta>
</office:document-meta>
</file>